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047acc" officeooo:paragraph-rsid="00047acc" style:font-weight-asian="bold" style:font-weight-complex="bold"/>
    </style:style>
    <style:style style:name="P2" style:family="paragraph" style:parent-style-name="Standard">
      <style:text-properties style:font-name="Courier New" fo:font-weight="bold" officeooo:rsid="00047acc" officeooo:paragraph-rsid="00047acc" style:font-weight-asian="bold" style:font-weight-complex="bold"/>
    </style:style>
    <style:style style:name="P3" style:family="paragraph" style:parent-style-name="Standard">
      <style:text-properties style:font-name="Courier New" fo:font-weight="normal" officeooo:rsid="00047acc" officeooo:paragraph-rsid="00047acc" style:font-weight-asian="normal" style:font-weight-complex="normal"/>
    </style:style>
    <style:style style:name="P4" style:family="paragraph" style:parent-style-name="Standard">
      <style:text-properties style:font-name="Courier New" fo:font-weight="normal" officeooo:rsid="0004d985" officeooo:paragraph-rsid="0004d985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3.1</text:p>
      <text:p text:style-name="P1">Modelo Entidad Relación</text:p>
      <text:p text:style-name="P1">Entidades y atributos</text:p>
      <text:p text:style-name="P1">Alejandro González Román</text:p>
      <text:p text:style-name="P1"/>
      <text:p text:style-name="P1"/>
      <text:p text:style-name="P1">Ejercicio 1</text:p>
      <text:p text:style-name="P1"/>
      <text:p text:style-name="P1">Determine al menos 4 entidades posibles para modelar la base de datos relacionada con la gestión de un gimnasio.</text:p>
      <text:p text:style-name="P3">- Clientes</text:p>
      <text:p text:style-name="P3">- Horarios</text:p>
      <text:p text:style-name="P3">- Salas</text:p>
      <text:p text:style-name="P3">- Monitores</text:p>
      <text:p text:style-name="P3">- Planes de entrenamientos</text:p>
      <text:p text:style-name="P3">- Máquinas</text:p>
      <text:p text:style-name="P1"/>
      <text:p text:style-name="P1"/>
      <text:p text:style-name="P1"/>
      <text:p text:style-name="P1">Ejercicio 2</text:p>
      <text:p text:style-name="P1"/>
      <text:p text:style-name="P3">Clientes:</text:p>
      <text:p text:style-name="P3">- id</text:p>
      <text:p text:style-name="P3">- nombre</text:p>
      <text:p text:style-name="P3">- apellidos</text:p>
      <text:p text:style-name="P3">- dirección</text:p>
      <text:p text:style-name="P3">- población</text:p>
      <text:p text:style-name="P3">- telefono</text:p>
      <text:p text:style-name="P3">- dni</text:p>
      <text:p text:style-name="P3"/>
      <text:p text:style-name="P3">Horarios:</text:p>
      <text:p text:style-name="P3">- id</text:p>
      <text:p text:style-name="P3">- dia</text:p>
      <text:p text:style-name="P3">- hora_apertura</text:p>
      <text:p text:style-name="P3">- hora_cierre</text:p>
      <text:p text:style-name="P3"/>
      <text:p text:style-name="P1">Salas:</text:p>
      <text:p text:style-name="P1">- descripción</text:p>
      <text:p text:style-name="P1">- especialidad</text:p>
      <text:p text:style-name="P1"/>
      <text:p text:style-name="P1">Ejercicio 3</text:p>
      <text:p text:style-name="P3"/>
      <text:p text:style-name="P4">Realizado en SmartDraw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0:10:00.024000000</meta:creation-date>
    <dc:date>2024-10-22T09:14:42.356000000</dc:date>
    <meta:editing-duration>PT23M13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1" meta:word-count="82" meta:character-count="470" meta:non-whitespace-character-count="419"/>
  </office:meta>
</office:document-meta>
</file>